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5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bdwarf Regression Tes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date</text:p>
          </table:table-cell>
          <table:table-cell table:number-columns-repeated="2"/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y-mm-d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fail count</text:p>
          </table:table-cell>
          <table:table-cell office:value-type="string" calcext:value-type="string">
            <text:p>us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clock time</text:p>
          </table:table-cell>
          <table:table-cell office:value-type="string" calcext:value-type="string">
            <text:p>testcount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style-name="ce3" office:value-type="date" office:date-value="2020-03-01" calcext:value-type="date">
            <text:p>2020-03-01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IZESUP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3" office:value-type="date" office:date-value="2020-03-17" calcext:value-type="date">
            <text:p>2020-03-17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IZ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IZESU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date" office:date-value="2020-03-16" calcext:value-type="date">
            <text:p>2020-03-16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2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1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fix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</text:p>
          </table:table-cell>
          <table:table-cell office:value-type="float" office:value="370" calcext:value-type="float">
            <text:p>37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seti run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5:47:40.628191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3-17T15:52:39.277491148</dc:date>
    <dc:creator>DavidA </dc:creator>
    <meta:editing-duration>PT1H57M5S</meta:editing-duration>
    <meta:editing-cycles>14</meta:editing-cycles>
    <meta:generator>LibreOffice/6.0.7.3$Linux_X86_64 LibreOffice_project/00m0$Build-3</meta:generator>
    <meta:document-statistic meta:table-count="1" meta:cell-count="69" meta:object-count="0"/>
  </office:meta>
</office:document-meta>
</file>